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dff5" officeooo:paragraph-rsid="0009dff5"/>
    </style:style>
    <style:style style:name="P2" style:family="paragraph" style:parent-style-name="Standard">
      <style:text-properties officeooo:rsid="000a0f62" officeooo:paragraph-rsid="000a0f62"/>
    </style:style>
    <style:style style:name="P3" style:family="paragraph" style:parent-style-name="Standard">
      <style:text-properties officeooo:rsid="000cce2b" officeooo:paragraph-rsid="000cce2b"/>
    </style:style>
    <style:style style:name="P4" style:family="paragraph" style:parent-style-name="Standard">
      <style:text-properties officeooo:rsid="000eb8ec" officeooo:paragraph-rsid="000eb8ec"/>
    </style:style>
    <style:style style:name="P5" style:family="paragraph" style:parent-style-name="Standard">
      <style:text-properties officeooo:rsid="0011ac01" officeooo:paragraph-rsid="0011ac01"/>
    </style:style>
    <style:style style:name="P6" style:family="paragraph" style:parent-style-name="Standard">
      <style:text-properties officeooo:rsid="0012de96" officeooo:paragraph-rsid="0012de96"/>
    </style:style>
    <style:style style:name="P7" style:family="paragraph" style:parent-style-name="Standard">
      <style:text-properties officeooo:paragraph-rsid="0012de96"/>
    </style:style>
    <style:style style:name="P8" style:family="paragraph" style:parent-style-name="Standard">
      <style:text-properties fo:font-size="12pt" style:text-underline-style="none" fo:font-weight="normal" officeooo:rsid="0014bd34" officeooo:paragraph-rsid="0014bd34" fo:background-color="transparent"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6c53f" officeooo:paragraph-rsid="0016c53f" fo:background-color="transparent"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1cfd5e" officeooo:paragraph-rsid="001cfd5e" fo:background-color="transparent"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cfd5e" officeooo:paragraph-rsid="001e107f" fo:background-color="transparent" style:font-size-asian="10.5pt" style:font-weight-asian="normal" style:font-size-complex="12pt" style:font-weight-complex="normal"/>
    </style:style>
    <style:style style:name="P12" style:family="paragraph" style:parent-style-name="Standard">
      <style:text-properties officeooo:paragraph-rsid="001e107f"/>
    </style:style>
    <style:style style:name="P13" style:family="paragraph" style:parent-style-name="Standard">
      <style:text-properties fo:font-size="12pt" style:text-underline-style="none" fo:font-weight="normal" officeooo:rsid="001e107f" officeooo:paragraph-rsid="001e107f" fo:background-color="transparent"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009d3" officeooo:paragraph-rsid="002009d3" fo:background-color="transparent"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6bbe6" officeooo:paragraph-rsid="0026bbe6" fo:background-color="transparent"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6cfa9" officeooo:paragraph-rsid="0026cfa9" fo:background-color="transparent" style:font-size-asian="10.5pt" style:font-weight-asian="normal" style:font-size-complex="12pt" style:font-weight-complex="normal"/>
    </style:style>
    <style:style style:name="P17" style:family="paragraph" style:parent-style-name="Standard">
      <style:text-properties officeooo:paragraph-rsid="0009dff5"/>
    </style:style>
    <style:style style:name="P18" style:family="paragraph" style:parent-style-name="Standard">
      <style:text-properties officeooo:paragraph-rsid="00225cec"/>
    </style:style>
    <style:style style:name="P19" style:family="paragraph" style:parent-style-name="Standard">
      <style:text-properties officeooo:paragraph-rsid="0011ac01"/>
    </style:style>
    <style:style style:name="P20" style:family="paragraph" style:parent-style-name="Standard">
      <style:text-properties officeooo:paragraph-rsid="0022cc90"/>
    </style:style>
    <style:style style:name="P21" style:family="paragraph" style:parent-style-name="Standard">
      <style:text-properties officeooo:paragraph-rsid="0026cfa9"/>
    </style:style>
    <style:style style:name="P22" style:family="paragraph" style:parent-style-name="Standard">
      <style:text-properties officeooo:rsid="002851c4" officeooo:paragraph-rsid="002851c4"/>
    </style:style>
    <style:style style:name="T1" style:family="text">
      <style:text-properties officeooo:rsid="0012de96"/>
    </style:style>
    <style:style style:name="T2" style:family="text">
      <style:text-properties fo:font-size="15pt" style:text-underline-style="solid" style:text-underline-width="auto" style:text-underline-color="font-color" fo:font-weight="bold" officeooo:rsid="0014bd34" fo:background-color="#ff0000" loext:char-shading-value="0" style:font-size-asian="15pt" style:font-weight-asian="bold" style:font-size-complex="15pt" style:font-weight-complex="bold"/>
    </style:style>
    <style:style style:name="T3" style:family="text">
      <style:text-properties fo:font-size="12pt" style:text-underline-style="none" fo:font-weight="normal" fo:background-color="transparent" loext:char-shading-value="0" style:font-size-asian="10.5pt" style:font-weight-asian="normal" style:font-size-complex="12pt" style:font-weight-complex="normal"/>
    </style:style>
    <style:style style:name="T4" style:family="text">
      <style:text-properties fo:font-size="12pt" style:text-underline-style="none" fo:font-weight="normal" officeooo:rsid="00150e6d" fo:background-color="transparent" loext:char-shading-value="0" style:font-size-asian="10.5pt" style:font-weight-asian="normal" style:font-size-complex="12pt" style:font-weight-complex="normal"/>
    </style:style>
    <style:style style:name="T5" style:family="text">
      <style:text-properties fo:font-size="12pt" style:text-underline-style="none" fo:font-weight="normal" officeooo:rsid="0016c53f" fo:background-color="transparent" loext:char-shading-value="0" style:font-size-asian="10.5pt" style:font-weight-asian="normal" style:font-size-complex="12pt" style:font-weight-complex="normal"/>
    </style:style>
    <style:style style:name="T6" style:family="text">
      <style:text-properties fo:font-size="12pt" style:text-underline-style="none" fo:font-weight="normal" officeooo:rsid="001e107f" fo:background-color="transparent" loext:char-shading-value="0" style:font-size-asian="10.5pt" style:font-weight-asian="normal" style:font-size-complex="12pt" style:font-weight-complex="normal"/>
    </style:style>
    <style:style style:name="T7" style:family="text">
      <style:text-properties fo:font-size="12pt" style:text-underline-style="none" fo:font-weight="normal" officeooo:rsid="002009d3" fo:background-color="transparent" loext:char-shading-value="0" style:font-size-asian="10.5pt" style:font-weight-asian="normal" style:font-size-complex="12pt" style:font-weight-complex="normal"/>
    </style:style>
    <style:style style:name="T8" style:family="text">
      <style:text-properties fo:font-size="12pt" style:text-underline-style="none" fo:font-weight="normal" officeooo:rsid="00222c8d" fo:background-color="transparent" loext:char-shading-value="0" style:font-size-asian="10.5pt" style:font-weight-asian="normal" style:font-size-complex="12pt" style:font-weight-complex="normal"/>
    </style:style>
    <style:style style:name="T9" style:family="text">
      <style:text-properties fo:font-size="12pt" style:text-underline-style="none" fo:font-weight="normal" officeooo:rsid="0012de96" fo:background-color="transparent" loext:char-shading-value="0" style:font-size-asian="10.5pt" style:font-weight-asian="normal" style:font-size-complex="12pt" style:font-weight-complex="normal"/>
    </style:style>
    <style:style style:name="T10" style:family="text">
      <style:text-properties fo:font-size="12pt" style:text-underline-style="none" fo:font-weight="normal" officeooo:rsid="002402e5" fo:background-color="transparent" loext:char-shading-value="0" style:font-size-asian="10.5pt" style:font-weight-asian="normal" style:font-size-complex="12pt" style:font-weight-complex="normal"/>
    </style:style>
    <style:style style:name="T11" style:family="text">
      <style:text-properties fo:font-size="12pt" style:text-underline-style="none" fo:font-weight="normal" officeooo:rsid="002638d7" fo:background-color="transparent" loext:char-shading-value="0" style:font-size-asian="10.5pt" style:font-weight-asian="normal" style:font-size-complex="12pt" style:font-weight-complex="normal"/>
    </style:style>
    <style:style style:name="T12" style:family="text">
      <style:text-properties fo:font-size="12pt" style:text-underline-style="none" fo:font-weight="normal" officeooo:rsid="0026cfa9" fo:background-color="transparent" loext:char-shading-value="0" style:font-size-asian="10.5pt" style:font-weight-asian="normal" style:font-size-complex="12pt" style:font-weight-complex="normal"/>
    </style:style>
    <style:style style:name="T13" style:family="text">
      <style:text-properties fo:font-size="12pt" style:text-underline-style="none" fo:font-weight="normal" officeooo:rsid="002851c4" fo:background-color="transparent" loext:char-shading-value="0" style:font-size-asian="10.5pt" style:font-weight-asian="normal" style:font-size-complex="12pt" style:font-weight-complex="normal"/>
    </style:style>
    <style:style style:name="T14" style:family="text">
      <style:text-properties fo:font-size="12pt" style:text-underline-style="none" fo:font-weight="normal" officeooo:rsid="00150e6d" fo:background-color="#ffff00" loext:char-shading-value="0" style:font-size-asian="10.5pt" style:font-weight-asian="normal" style:font-size-complex="12pt" style:font-weight-complex="normal"/>
    </style:style>
    <style:style style:name="T15" style:family="text">
      <style:text-properties officeooo:rsid="001a9990"/>
    </style:style>
    <style:style style:name="T16" style:family="text">
      <style:text-properties officeooo:rsid="001cfd5e"/>
    </style:style>
    <style:style style:name="T17" style:family="text">
      <style:text-properties officeooo:rsid="001e107f"/>
    </style:style>
    <style:style style:name="T18" style:family="text">
      <style:text-properties officeooo:rsid="00222c8d"/>
    </style:style>
    <style:style style:name="T19" style:family="text">
      <style:text-properties officeooo:rsid="00225cec"/>
    </style:style>
    <style:style style:name="T20" style:family="text">
      <style:text-properties fo:background-color="#ffff00" loext:char-shading-value="0"/>
    </style:style>
    <style:style style:name="T21" style:family="text">
      <style:text-properties officeooo:rsid="0011ac01"/>
    </style:style>
    <style:style style:name="T22" style:family="text">
      <style:text-properties officeooo:rsid="0022cc90"/>
    </style:style>
    <style:style style:name="T23" style:family="text">
      <style:text-properties officeooo:rsid="0026bb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Hello, and welcome to this presentation. <text:span text:style-name="T20">As I’m dealing with something that I don’t expect anybody here to understand more than half the words of,</text:span> please stop me and ask questions if I start saying something completely incomprehensible.</text:p>
      <text:p text:style-name="P1"/>
      <text:p text:style-name="P1">Lets start with a little bit of background to why I did this project. </text:p>
      <text:p text:style-name="P1">&lt;slide 2&gt;</text:p>
      <text:p text:style-name="P2">Last year, one of my friends came up with a programming language close to pseudocode to make it <text:span text:style-name="T19">more consistent and therefore</text:span> easier to read. Meanwhile, we also were choosing our projects for the EPQ. I wanted to do something computer science related, and I have looked into creating a programming language in the past, but never actually gotten around to doing anything about it, so I decided to make a compiler for this new language to allow the pseudocode to be run.</text:p>
      <text:p text:style-name="P3">&lt;slide 3&gt;</text:p>
      <text:p text:style-name="P4">From the start, I wanted my compiler to fulfill three basic requirements: be relatively fast to run, not break too often, and be easy to use. I originally aimed for the program to be able to compile at least 100 lines per second, and complain about the input as much as possible if it thinks you typed something wrong.</text:p>
      <text:p text:style-name="P4">&lt;slide 4&gt;</text:p>
      <text:p text:style-name="P19"><text:span text:style-name="T19">Th</text:span><text:span text:style-name="T21">ese key terms are pretty important to understand the rest of the presentation. Are there any you want me to go into more detail on now?</text:span></text:p>
      <text:p text:style-name="P5">&lt;slide 5&gt;</text:p>
      <text:p text:style-name="P18"><text:span text:style-name="T1">There have been five major stages that I have gone through in this project. I </text:span><text:span text:style-name="T19">started </text:span><text:span text:style-name="T1">conduct</text:span><text:span text:style-name="T19">ing</text:span><text:span text:style-name="T1"> </text:span><text:span text:style-name="T19">t</text:span><text:span text:style-name="T1">he research phase at the beginning to build my knowledge of this area and allow me to formulate my own ideas about how the project should continue in the next phase</text:span><text:span text:style-name="T19">s</text:span><text:span text:style-name="T1">. However, I continued researching throughout the project as I realised where I did not have the knowledge required to code the artefact. </text:span><text:span text:style-name="T19">Coding</text:span><text:span text:style-name="T1"> again overlap</text:span><text:span text:style-name="T19">ped</text:span><text:span text:style-name="T1"> the testing phase, because I tested the program throughout the process. Once I finished coding the majority of the artefact, I moved into </text:span><text:span text:style-name="T19">more systematic </text:span><text:span text:style-name="T1">testing and debugging. </text:span><text:span text:style-name="T19">I</text:span><text:span text:style-name="T1">n the debugging phase, I tested a bunch of different input scripts and fixed the obvious problems with the </text:span><text:span text:style-name="T19">transpiler</text:span><text:span text:style-name="T1">. The final improving phase was also a part of this, as I added </text:span><text:span text:style-name="T19">some</text:span><text:span text:style-name="T1"> features </text:span><text:span text:style-name="T19">I had left out earlier to get a minimum viable product</text:span><text:span text:style-name="T1">, such as a lack of reserved words. This means I can set any word to any value, even if it is also a keyword in the language.</text:span></text:p>
      <text:p text:style-name="P6">&lt;slide 6&gt;</text:p>
      <text:p text:style-name="P7"><text:span text:style-name="T19">The f</text:span><text:span text:style-name="T1">irst </text:span><text:span text:style-name="T19">stage of the actual program</text:span><text:span text:style-name="T1"> is the lexer. In this phase I split the input into tokens.</text:span></text:p>
      <text:p text:style-name="P8">&lt;slide 7&gt;</text:p>
      <text:p text:style-name="P8">In the parser, I recombined the list of tokens output by the lexer into an abstract syntax tree – <text:span text:style-name="T22">a tree structure representing the way the tokens would interact when the program is run.</text:span></text:p>
      <text:p text:style-name="P8">&lt;slide 8&gt;</text:p>
      <text:p text:style-name="P8">And in the generator, I output python code.</text:p>
      <text:p text:style-name="P8">&lt;slide 9&gt;</text:p>
      <text:p text:style-name="P20"><text:span text:style-name="T10">I</text:span><text:span text:style-name="T4">n my initial design for the Lexer, I was using regular expressions to match patterns in the input. This did not work. </text:span><text:span text:style-name="T14">For one thing, it would have resulted in an overcomplicated spaghettified and slow mess. </text:span><text:span text:style-name="T4">Luckily, the C++ standard library regexes overflowed the stack when I tried to use them. So the second version split the file string into what it expected would be the tokens then checked what the tokens actually were. </text:span><text:span text:style-name="T5">This version worked, but I decided to use the bit of code where I split the file string as the basis for the entire lexer and construct a token every time I reach the end of one, </text:span><text:span text:style-name="T10">because this seemed a more elegant and possible more efficient solution</text:span><text:span text:style-name="T5">. </text:span><text:span text:style-name="T9"><text:s/></text:span><text:span text:style-name="T2">@@!@INSERT EXAMLE SLIDES TO ILLUSTRATE THIS!!@!@!@!!@!!!@!@!@?</text:span></text:p>
      <text:p text:style-name="P9">&lt;slide 10&gt;</text:p>
      <text:p text:style-name="P9"><text:span text:style-name="T15">Initially, I looked into using a parser generator to automatically make a parser. However, I decided against this because the documentation was too difficult for me to read and understand in the time. Therefore, I decided to write my own recursive descent parser. I created a set of node structures to hold the information about each statement and expression. This was relatively easy. The next step </text:span><text:soft-page-break/><text:span text:style-name="T15">was the logic to combine the token stream into the nodes. I did this by recursively calling down functions until I reached the base tokens which I needed to keep around. Each type of statement and expression in the language is pretty easy to distinguish because </text:span><text:span text:style-name="T16">it must start with a keyword unless it is a mathematical expression. This means I do not have to backtrack at any point – the parser always knows what it expects next, and if it doesn’t get it, then it can throw a syntax error.</text:span></text:p>
      <text:p text:style-name="P10">&lt;slide 11&gt;</text:p>
      <text:p text:style-name="P11">As I developed the parser, I had to change the way I had the nodes set up. <text:span text:style-name="T17">In some areas I had not stored data that I ended up needing to continue the parser, so I had to add information, and sometimes entire nodes. Eventually, I finished the parser to a state where it would output a tree of nodes, although I could not actually see them as I decided I did not have time to print out the characteristics of each and every node. At this point, I could move on to the generator. </text:span><text:span text:style-name="T18">I built this with a very similar structure to the parser, with a series of procedures that added the correct text to the output for the node.</text:span></text:p>
      <text:p text:style-name="P13">&lt;slide 12&gt;</text:p>
      <text:p text:style-name="P12"><text:span text:style-name="T8">Before moving onto my evaluation of the project</text:span><text:span text:style-name="T6">, a brief aside about semantic analysis. This is the process of checking that the sentences that I decoded in the parser actually make sense. It also includes checking that all the variables used actually exist when they are used. Because of the nature of the language, I do not have to do semantic analysis </text:span><text:span text:style-name="T7">in order for most things to make sense. However, type checking at transpile time would be nice for the user. I decided not to do this for this language because the language allows the type of the variable to be changed at runtime, similar to python. Instead of type checking at </text:span><text:span text:style-name="T11">transpile time</text:span><text:span text:style-name="T7">, each line of code outputs the source line it came from, and I use the SPLW standard library to type check functions when they are called.</text:span></text:p>
      <text:p text:style-name="P14">&lt;slide 13, <text:span text:style-name="T23">14 - example</text:span>&gt;</text:p>
      <text:p text:style-name="P15">&lt;slide 15&gt;</text:p>
      <text:p text:style-name="P15">To evaluate the transpiler I have run a series of test scripts, as you just saw. In general, the python code is generated in less than one tenth of a second. Any errors in the transpiler I found while testing them I fixed. The transpiler is relatively simple to use, but it does require knowledge of the command line in order to run it currently as I have not set up a graphical user interface.</text:p>
      <text:p text:style-name="P16">&lt;slide 16&gt;</text:p>
      <text:p text:style-name="P21"><text:span text:style-name="T12">At the end of this project, I have learned a great deal about the construction of compilers and interpreters through my research into the topic at the start. I have also written code for the largest project I have ever worked on, and in doing so discovered many things about how code should be structured in a large project. If I was to go back and redo the project, I think I would choose to use a parser generator and spend my time on semantic analysis. I would probably also choose to write in C to transpile from a language I would create myself into C, because C is far faster and </text:span><text:span text:style-name="T13">more elegant than the mess of features that is C++.</text:span></text:p>
      <text:p text:style-name="P22"><text:span text:style-name="T13">I</text:span><text:span text:style-name="T3">n conclusion, though, I believe that the creation of a compiler or transpiler of any kind is not as difficult as I believed it was at the beginning of the projec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09T18:40:21.555000000</meta:creation-date>
    <dc:date>2020-03-15T11:45:16.027387037</dc:date>
    <meta:editing-duration>P1DT18H50M29S</meta:editing-duration>
    <meta:editing-cycles>12</meta:editing-cycles>
    <meta:generator>LibreOffice/6.4.0.3$MacOSX_X86_64 LibreOffice_project/b0a288ab3d2d4774cb44b62f04d5d28733ac6df8</meta:generator>
    <meta:document-statistic meta:table-count="0" meta:image-count="0" meta:object-count="0" meta:page-count="2" meta:paragraph-count="30" meta:word-count="1260" meta:character-count="6909" meta:non-whitespace-character-count="5675"/>
  </office:meta>
</office:document-meta>
</file>